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MGDT" svg:font-family="AMGDT" style:font-pitch="variable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list-style-name="L1"/>
    <style:style style:name="T1" style:family="text">
      <style:text-properties fo:background-color="#ffff00" loext:char-shading-value="0"/>
    </style:style>
    <style:style style:name="T2" style:family="text">
      <style:text-properties fo:color="#800000" officeooo:rsid="0015aed5" fo:background-color="#ffff00" loext:char-shading-value="0"/>
    </style:style>
    <style:style style:name="T3" style:family="text">
      <style:text-properties fo:color="#800000" style:text-line-through-style="none" style:text-line-through-type="none" style:text-position="0% 100%" style:font-name="Aharoni" fo:font-style="normal" style:text-underline-style="none" fo:font-weight="normal" officeooo:rsid="0015aed5" fo:background-color="#ffff00" loext:char-shading-value="0" style:font-style-asian="normal" style:font-weight-asian="normal" style:font-style-complex="normal" style:font-weight-complex="normal"/>
    </style:style>
    <style:style style:name="T4" style:family="text">
      <style:text-properties fo:color="#800000" style:text-line-through-style="none" style:text-line-through-type="none" style:text-position="0% 100%" style:font-name="Aharoni" fo:font-size="15pt" fo:font-style="normal" style:text-underline-style="none" fo:font-weight="normal" officeooo:rsid="0015aed5" fo:background-color="#ffff00" loext:char-shading-value="0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800000" style:font-name="Agency FB" fo:font-size="13pt" officeooo:rsid="0015aed5" fo:background-color="#ffff00" loext:char-shading-value="0" style:font-size-asian="11.3500003814697pt" style:font-size-complex="13pt"/>
    </style:style>
    <style:style style:name="T6" style:family="text">
      <style:text-properties fo:color="#800000" style:text-line-through-style="solid" style:text-line-through-type="single" officeooo:rsid="0015aed5" fo:background-color="#ffff00" loext:char-shading-value="0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font-name="Aharoni" fo:font-weight="bold" style:font-weight-asian="bold" style:font-weight-complex="bold"/>
    </style:style>
    <style:style style:name="T9" style:family="text">
      <style:text-properties style:text-line-through-style="solid" style:text-line-through-type="single" style:font-name="Aharoni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line-through-style="solid" style:text-line-through-type="single" style:font-name="Aharon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style:text-line-through-style="solid" style:text-line-through-type="single" style:text-position="super 58%" style:font-name="Aharon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style:text-line-through-style="solid" style:text-line-through-type="single" style:text-position="sub 58%" style:font-name="Aharon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style:font-name="Agency FB"/>
    </style:style>
    <style:style style:name="T14" style:family="text">
      <style:text-properties style:font-name="AMGDT"/>
    </style:style>
    <style:style style:name="T15" style:family="text">
      <style:text-properties style:font-name="Aharoni"/>
    </style:style>
    <style:style style:name="T16" style:family="text">
      <style:text-properties style:font-name="Aharoni" fo:font-weight="bold" style:font-weight-asian="bold" style:font-weight-complex="bold"/>
    </style:style>
    <style:style style:name="T17" style:family="text">
      <style:text-properties style:text-line-through-style="none" style:text-line-through-type="none" style:text-position="sub 58%" style:font-name="Aharon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style:text-line-through-style="none" style:text-line-through-type="none" style:text-position="sub 58%" style:font-name="Aharon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style:text-line-through-style="none" style:text-line-through-type="none" style:text-position="sub 58%" style:font-name="Aharoni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style:text-position="sub 58%" style:font-name="Aharoni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86622051849888612" text:style-name="L1">
        <text:list-item>
          <text:p text:style-name="P1"><text:span text:style-name="T2">Eu estou aqui </text:span><text:span text:style-name="T4">escrevenmdpo</text:span><text:span text:style-name="T2"> qualquer coisa </text:span><text:span text:style-name="T5">pois</text:span><text:span text:style-name="T2"> só é </text:span><text:span text:style-name="T6">um</text:span><text:span text:style-name="T2"> documento de trexto para teste que eu nao seu se eu fiz certo kkk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MGDT" svg:font-family="AMGDT" style:font-pitch="variable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8S</meta:editing-duration>
    <meta:editing-cycles>4</meta:editing-cycles>
    <meta:generator>LibreOffice/5.1.1.3$Windows_X86_64 LibreOffice_project/89f508ef3ecebd2cfb8e1def0f0ba9a803b88a6d</meta:generator>
    <dc:date>2018-07-27T10:18:58.339000000</dc:date>
    <meta:document-statistic meta:table-count="0" meta:image-count="0" meta:object-count="0" meta:page-count="1" meta:paragraph-count="1" meta:word-count="25" meta:character-count="123" meta:non-whitespace-character-count="100"/>
    <meta:user-defined meta:name="Info 1"/>
    <meta:user-defined meta:name="Info 2"/>
    <meta:user-defined meta:name="Info 3"/>
    <meta:user-defined meta:name="Info 4"/>
  </office:meta>
</office:document-meta>
</file>